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weight="bold" officeooo:paragraph-rsid="002bfb69" style:font-size-asian="18pt" style:font-weight-asian="bold" style:font-size-complex="18pt" style:font-weight-complex="bold"/>
    </style:style>
    <style:style style:name="P4" style:family="paragraph" style:parent-style-name="Standard">
      <style:text-properties fo:font-size="13pt" fo:font-weight="bold" officeooo:rsid="001dd891" officeooo:paragraph-rsid="001dd891" style:font-size-asian="13pt" style:font-weight-asian="bold" style:font-size-complex="13pt" style:font-weight-complex="bold"/>
    </style:style>
    <style:style style:name="P5" style:family="paragraph" style:parent-style-name="Standard">
      <style:text-properties fo:font-size="13pt" fo:font-weight="bold" officeooo:rsid="001eb0cf" officeooo:paragraph-rsid="001fc53b" style:font-size-asian="13pt" style:font-weight-asian="bold" style:font-size-complex="13pt" style:font-weight-complex="bold"/>
    </style:style>
    <style:style style:name="P6" style:family="paragraph" style:parent-style-name="Standard">
      <style:text-properties fo:font-size="13pt" fo:font-weight="bold" officeooo:rsid="0021e111" officeooo:paragraph-rsid="0021e111" style:font-size-asian="13pt" style:font-weight-asian="bold" style:font-size-complex="13pt" style:font-weight-complex="bold"/>
    </style:style>
    <style:style style:name="P7" style:family="paragraph" style:parent-style-name="Standard">
      <style:text-properties fo:font-size="13pt" fo:font-weight="bold" officeooo:rsid="00224442" officeooo:paragraph-rsid="00224442" style:font-size-asian="13pt" style:font-weight-asian="bold" style:font-size-complex="13pt" style:font-weight-complex="bold"/>
    </style:style>
    <style:style style:name="P8" style:family="paragraph" style:parent-style-name="Standard">
      <style:text-properties fo:font-size="13pt" officeooo:paragraph-rsid="001dd891" style:font-size-asian="13pt" style:font-size-complex="13pt"/>
    </style:style>
    <style:style style:name="P9" style:family="paragraph" style:parent-style-name="Standard">
      <style:text-properties fo:font-size="13pt" officeooo:paragraph-rsid="002b0fde" style:font-size-asian="13pt" style:font-size-complex="13pt"/>
    </style:style>
    <style:style style:name="P10" style:family="paragraph" style:parent-style-name="Standard">
      <style:text-properties fo:font-size="13pt" officeooo:rsid="002b0fde" officeooo:paragraph-rsid="002b0fde" style:font-size-asian="13pt" style:font-size-complex="13pt"/>
    </style:style>
    <style:style style:name="P11" style:family="paragraph" style:parent-style-name="Standard">
      <style:text-properties fo:font-size="13pt" fo:font-weight="normal" officeooo:rsid="002b46c7" officeooo:paragraph-rsid="002b46c7" style:font-size-asian="11.3500003814697pt" style:font-weight-asian="normal" style:font-size-complex="13pt" style:font-weight-complex="normal"/>
    </style:style>
    <style:style style:name="P12" style:family="paragraph" style:parent-style-name="Standard">
      <style:text-properties fo:font-size="13pt" fo:font-weight="normal" officeooo:rsid="002bfb69" officeooo:paragraph-rsid="002bfb69" style:font-size-asian="11.3500003814697pt" style:font-weight-asian="normal" style:font-size-complex="13pt" style:font-weight-complex="normal"/>
    </style:style>
    <style:style style:name="P13" style:family="paragraph" style:parent-style-name="Standard">
      <style:text-properties officeooo:paragraph-rsid="00254c66"/>
    </style:style>
    <style:style style:name="P14" style:family="paragraph" style:parent-style-name="Standard">
      <style:text-properties officeooo:paragraph-rsid="002b46c7"/>
    </style:style>
    <style:style style:name="P15" style:family="paragraph" style:parent-style-name="Standard">
      <style:text-properties fo:font-size="13pt" fo:font-weight="normal" officeooo:rsid="001dd891" officeooo:paragraph-rsid="001dd891" style:font-size-asian="13pt" style:font-weight-asian="normal" style:font-size-complex="13pt" style:font-weight-complex="normal"/>
    </style:style>
    <style:style style:name="P16" style:family="paragraph" style:parent-style-name="Standard">
      <style:text-properties fo:font-size="13pt" fo:font-weight="normal" officeooo:rsid="0023ef9c" officeooo:paragraph-rsid="0023ef9c" style:font-size-asian="13pt" style:font-weight-asian="normal" style:font-size-complex="13pt" style:font-weight-complex="normal"/>
    </style:style>
    <style:style style:name="P17" style:family="paragraph" style:parent-style-name="Standard">
      <style:text-properties fo:font-size="13pt" fo:font-weight="normal" officeooo:rsid="002b0fde" officeooo:paragraph-rsid="002b0fde" style:font-size-asian="13pt" style:font-weight-asian="normal" style:font-size-complex="13pt" style:font-weight-complex="normal"/>
    </style:style>
    <style:style style:name="P18" style:family="paragraph" style:parent-style-name="Standard">
      <style:text-properties fo:font-size="13pt" fo:font-weight="normal" officeooo:rsid="002bfb69" officeooo:paragraph-rsid="002b46c7" style:font-size-asian="11.3500003814697pt" style:font-weight-asian="normal" style:font-size-complex="13pt" style:font-weight-complex="normal"/>
    </style:style>
    <style:style style:name="P19" style:family="paragraph" style:parent-style-name="Standard">
      <style:text-properties fo:font-size="13pt" fo:font-weight="normal" officeooo:rsid="002cece9" officeooo:paragraph-rsid="002cece9" style:font-size-asian="11.3500003814697pt" style:font-weight-asian="normal" style:font-size-complex="13pt" style:font-weight-complex="normal"/>
    </style:style>
    <style:style style:name="P20" style:family="paragraph" style:parent-style-name="Standard">
      <style:text-properties fo:font-size="13pt" fo:font-weight="normal" officeooo:rsid="002b46c7" officeooo:paragraph-rsid="002b46c7" style:font-size-asian="11.3500003814697pt" style:font-weight-asian="normal" style:font-size-complex="13pt" style:font-weight-complex="normal"/>
    </style:style>
    <style:style style:name="P21" style:family="paragraph" style:parent-style-name="Standard">
      <style:text-properties fo:font-size="13pt" fo:font-weight="normal" officeooo:rsid="002dc4cd" officeooo:paragraph-rsid="002dc4cd" style:font-size-asian="11.3500003814697pt" style:font-weight-asian="normal" style:font-size-complex="13pt" style:font-weight-complex="normal"/>
    </style:style>
    <style:style style:name="P22" style:family="paragraph" style:parent-style-name="Standard">
      <style:text-properties fo:font-size="13pt" fo:font-weight="bold" officeooo:rsid="00254c66" officeooo:paragraph-rsid="00254c66" style:font-size-asian="13pt" style:font-weight-asian="bold" style:font-size-complex="13pt" style:font-weight-complex="bold"/>
    </style:style>
    <style:style style:name="P23" style:family="paragraph" style:parent-style-name="Standard">
      <style:text-properties fo:font-size="13pt" fo:font-weight="bold" officeooo:rsid="002b0fde" officeooo:paragraph-rsid="002b0fde" style:font-size-asian="13pt" style:font-weight-asian="bold" style:font-size-complex="13pt" style:font-weight-complex="bold"/>
    </style:style>
    <style:style style:name="P24" style:family="paragraph" style:parent-style-name="Standard">
      <style:text-properties fo:font-size="18pt" fo:font-weight="bold" officeooo:rsid="002b0fde" officeooo:paragraph-rsid="002b46c7" style:font-size-asian="18pt" style:font-weight-asian="bold" style:font-size-complex="18pt" style:font-weight-complex="bold"/>
    </style:style>
    <style:style style:name="P25" style:family="paragraph" style:parent-style-name="Standard">
      <style:text-properties fo:font-size="18pt" fo:font-weight="bold" officeooo:rsid="002bfb69" officeooo:paragraph-rsid="002bfb69" style:font-size-asian="18pt" style:font-weight-asian="bold" style:font-size-complex="18pt" style:font-weight-complex="bold"/>
    </style:style>
    <style:style style:name="P26" style:family="paragraph" style:parent-style-name="Standard">
      <style:text-properties fo:font-size="18pt" fo:font-weight="bold" officeooo:rsid="002cece9" officeooo:paragraph-rsid="002cece9" style:font-size-asian="15.75pt" style:font-weight-asian="bold" style:font-size-complex="18pt" style:font-weight-complex="bold"/>
    </style:style>
    <style:style style:name="P27" style:family="paragraph" style:parent-style-name="Standard">
      <style:text-properties officeooo:paragraph-rsid="002dc4cd"/>
    </style:style>
    <style:style style:name="P28" style:family="paragraph" style:parent-style-name="Standard">
      <style:text-properties officeooo:paragraph-rsid="002b46c7"/>
    </style:style>
    <style:style style:name="T1" style:family="text">
      <style:text-properties fo:font-weight="normal" style:font-weight-asian="normal" style:font-weight-complex="normal"/>
    </style:style>
    <style:style style:name="T2" style:family="text">
      <style:text-properties fo:font-weight="normal" officeooo:rsid="001fc53b" style:font-weight-asian="normal" style:font-weight-complex="normal"/>
    </style:style>
    <style:style style:name="T3" style:family="text">
      <style:text-properties fo:font-weight="normal" officeooo:rsid="0020d23a" style:font-weight-asian="normal" style:font-weight-complex="normal"/>
    </style:style>
    <style:style style:name="T4" style:family="text">
      <style:text-properties fo:font-weight="normal" officeooo:rsid="0021e111" style:font-weight-asian="normal" style:font-weight-complex="normal"/>
    </style:style>
    <style:style style:name="T5" style:family="text">
      <style:text-properties fo:font-weight="normal" officeooo:rsid="002205eb" style:font-weight-asian="normal" style:font-weight-complex="normal"/>
    </style:style>
    <style:style style:name="T6" style:family="text">
      <style:text-properties fo:font-weight="normal" officeooo:rsid="00224442" style:font-weight-asian="normal" style:font-weight-complex="normal"/>
    </style:style>
    <style:style style:name="T7" style:family="text">
      <style:text-properties fo:font-weight="normal" officeooo:rsid="0023ef9c" style:font-weight-asian="normal" style:font-weight-complex="normal"/>
    </style:style>
    <style:style style:name="T8" style:family="text">
      <style:text-properties fo:font-weight="normal" officeooo:rsid="00254c66" style:font-weight-asian="normal" style:font-weight-complex="normal"/>
    </style:style>
    <style:style style:name="T9" style:family="text">
      <style:text-properties fo:font-weight="normal" officeooo:rsid="001dd891" style:font-weight-asian="normal" style:font-weight-complex="normal"/>
    </style:style>
    <style:style style:name="T10" style:family="text">
      <style:text-properties fo:font-weight="normal" officeooo:rsid="002b0fde"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dd891" style:font-weight-asian="bold" style:font-weight-complex="bold"/>
    </style:style>
    <style:style style:name="T13" style:family="text">
      <style:text-properties fo:font-weight="bold" officeooo:rsid="00254c66" style:font-weight-asian="bold" style:font-weight-complex="bold"/>
    </style:style>
    <style:style style:name="T14" style:family="text">
      <style:text-properties fo:font-weight="bold" officeooo:rsid="002bfb69" style:font-weight-asian="bold" style:font-weight-complex="bold"/>
    </style:style>
    <style:style style:name="T15" style:family="text">
      <style:text-properties officeooo:rsid="001fc53b"/>
    </style:style>
    <style:style style:name="T16" style:family="text">
      <style:text-properties fo:font-size="13pt" fo:font-weight="bold" officeooo:rsid="00254c66" style:font-size-asian="13pt" style:font-weight-asian="bold" style:font-size-complex="13pt" style:font-weight-complex="bold"/>
    </style:style>
    <style:style style:name="T17" style:family="text">
      <style:text-properties fo:font-size="13pt" fo:font-weight="bold" officeooo:rsid="0026b0f4" style:font-size-asian="13pt" style:font-weight-asian="bold" style:font-size-complex="13pt" style:font-weight-complex="bold"/>
    </style:style>
    <style:style style:name="T18" style:family="text">
      <style:text-properties fo:font-size="13pt" fo:font-weight="bold" officeooo:rsid="0027d809" style:font-size-asian="13pt" style:font-weight-asian="bold" style:font-size-complex="13pt" style:font-weight-complex="bold"/>
    </style:style>
    <style:style style:name="T19" style:family="text">
      <style:text-properties fo:font-size="13pt" fo:font-weight="bold" officeooo:rsid="00286fe8" style:font-size-asian="13pt" style:font-weight-asian="bold" style:font-size-complex="13pt" style:font-weight-complex="bold"/>
    </style:style>
    <style:style style:name="T20" style:family="text">
      <style:text-properties fo:font-size="13pt" fo:font-weight="bold" officeooo:rsid="0029e027" style:font-size-asian="13pt" style:font-weight-asian="bold" style:font-size-complex="13pt" style:font-weight-complex="bold"/>
    </style:style>
    <style:style style:name="T21" style:family="text">
      <style:text-properties fo:font-size="13pt" fo:font-weight="normal" officeooo:rsid="002b46c7" style:font-size-asian="11.3500003814697pt" style:font-weight-asian="normal" style:font-size-complex="13pt" style:font-weight-complex="normal"/>
    </style:style>
    <style:style style:name="T22" style:family="text">
      <style:text-properties fo:font-size="13pt" fo:font-weight="normal" officeooo:rsid="002bfb69" style:font-size-asian="11.3500003814697pt" style:font-weight-asian="normal" style:font-size-complex="13pt" style:font-weight-complex="normal"/>
    </style:style>
    <style:style style:name="T23" style:family="text">
      <style:text-properties fo:font-size="13pt" fo:font-weight="normal" officeooo:rsid="00254c66" style:font-size-asian="13pt" style:font-weight-asian="normal" style:font-size-complex="13pt" style:font-weight-complex="normal"/>
    </style:style>
    <style:style style:name="T24" style:family="text">
      <style:text-properties fo:font-size="13pt" fo:font-weight="normal" officeooo:rsid="0026b0f4" style:font-size-asian="13pt" style:font-weight-asian="normal" style:font-size-complex="13pt" style:font-weight-complex="normal"/>
    </style:style>
    <style:style style:name="T25" style:family="text">
      <style:text-properties fo:font-size="13pt" fo:font-weight="normal" officeooo:rsid="0027d809" style:font-size-asian="13pt" style:font-weight-asian="normal" style:font-size-complex="13pt" style:font-weight-complex="normal"/>
    </style:style>
    <style:style style:name="T26" style:family="text">
      <style:text-properties fo:font-size="13pt" fo:font-weight="normal" officeooo:rsid="00286fe8" style:font-size-asian="13pt" style:font-weight-asian="normal" style:font-size-complex="13pt" style:font-weight-complex="normal"/>
    </style:style>
    <style:style style:name="T27" style:family="text">
      <style:text-properties fo:font-size="13pt" fo:font-weight="normal" officeooo:rsid="0029e027" style:font-size-asian="13pt" style:font-weight-asian="normal" style:font-size-complex="13pt" style:font-weight-complex="normal"/>
    </style:style>
    <style:style style:name="T28" style:family="text">
      <style:text-properties fo:font-size="13pt" fo:font-weight="normal" officeooo:rsid="002b0fde" style:font-size-asian="13pt" style:font-weight-asian="normal" style:font-size-complex="13pt" style:font-weight-complex="normal"/>
    </style:style>
    <style:style style:name="T29" style:family="text">
      <style:text-properties officeooo:rsid="0020d23a"/>
    </style:style>
    <style:style style:name="T30" style:family="text">
      <style:text-properties officeooo:rsid="002205eb"/>
    </style:style>
    <style:style style:name="T31" style:family="text">
      <style:text-properties officeooo:rsid="0023ef9c"/>
    </style:style>
    <style:style style:name="T32" style:family="text">
      <style:text-properties officeooo:rsid="002bfb69"/>
    </style:style>
    <style:style style:name="T33" style:family="text">
      <style:text-properties fo:font-size="18pt" fo:font-weight="bold" style:font-size-asian="18pt" style:font-weight-asian="bold" style:font-size-complex="18pt" style:font-weight-complex="bold"/>
    </style:style>
    <style:style style:name="T34" style:family="text">
      <style:text-properties fo:font-size="18pt" fo:font-weight="bold" officeooo:rsid="002bfb69" style:font-size-asian="18pt" style:font-weight-asian="bold" style:font-size-complex="18pt" style:font-weight-complex="bold"/>
    </style:style>
    <style:style style:name="T35" style:family="text">
      <style:text-properties fo:font-size="18pt" fo:font-weight="bold" officeooo:rsid="002dc4cd" style:font-size-asian="18pt" style:font-weight-asian="bold" style:font-size-complex="18pt" style:font-weight-complex="bold"/>
    </style:style>
    <style:style style:name="T36" style:family="text">
      <style:text-properties fo:font-size="18pt" fo:font-weight="bold" officeooo:rsid="002b0fde" style:font-size-asian="18pt" style:font-weight-asian="bold" style:font-size-complex="18pt" style:font-weight-complex="bold"/>
    </style:style>
    <style:style style:name="T37" style:family="text">
      <style:text-properties officeooo:rsid="002dc4cd"/>
    </style:style>
    <style:style style:name="T38" style:family="text">
      <style:text-properties officeooo:rsid="002f50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νάπτυξη Λογισμικού για Αλγοριθμικά Προβλήματα 2021-2022</text:p>
      <text:p text:style-name="Standard"/>
      <text:p text:style-name="Standard"><text:span text:style-name="T33">Εργασία </text:span><text:span text:style-name="T34">2</text:span></text:p>
      <text:p text:style-name="Standard"/>
      <text:p text:style-name="Standard">Αναζήτηση και συσταδοποίηση διανυσμάτων σε C/C++</text:p>
      <text:p text:style-name="Standard"/>
      <text:p text:style-name="Standard"/>
      <text:p text:style-name="P2">Περιεχόμενα</text:p>
      <text:p text:style-name="Standard"/>
      <text:p text:style-name="Standard">1.Περιγραφή …………………………………………………………………..2</text:p>
      <text:p text:style-name="P27">2.Κατάλογος………………………………………………………….………..<text:span text:style-name="T32">3</text:span></text:p>
      <text:p text:style-name="P27"><text:span text:style-name="T37">3</text:span>.Μεταγλώτιση <text:span text:style-name="T37">και Χρήση προγράμματος………………….</text:span>…….…………..<text:span text:style-name="T32">3</text:span></text:p>
      <text:p text:style-name="Standard">4.Στοιχεία φοιτητών…………………………………………………………...<text:span text:style-name="T32">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 Περιγραφή</text:p>
      <text:p text:style-name="P2"/>
      <text:p text:style-name="P4">Nearest Neighbours</text:p>
      <text:p text:style-name="P4"/>
      <text:p text:style-name="P8"><text:span text:style-name="T12">LSH</text:span><text:span text:style-name="T9"> και Clustering methods </text:span><text:span text:style-name="T12">Loyd’s </text:span><text:span text:style-name="T9">και</text:span><text:span text:style-name="T12"> LSH </text:span><text:span text:style-name="T9">με </text:span><text:span text:style-name="T12">Μean_Vectors</text:span><text:span text:style-name="T9">. Εφτιαξα πολλές helper συναρτήσεις και μάζεψα πολύ τον κώδικα. Έφτιαξα το modulo να δουλεύει με τον σωστό τρόπο. Στο lsh γενικά και σε όλες τις άλλες μεθόδους, κάποιες φορές όταν τρέχει δε γίνεται σωστά το hashing και μένει άδειος ο πίνακας, αυτό συμβαίνει μόνο </text:span><text:span text:style-name="T4">λίγες </text:span><text:span text:style-name="T9">φορές και αν ξανατρέξει, το πρόβλημα δε θα υπάρχει, δε ξέρω τι το προκαλεί δεν είχα χρόνο να το ψάξω. </text:span></text:p>
      <text:p text:style-name="P15"/>
      <text:p text:style-name="P5">LSH_Frechet. <text:span text:style-name="T1">Έφτιαξα μια νέα </text:span>xreadfile <text:span text:style-name="T1">η οποία διαβάζει τα inputs και σωζει τις τιμές σε μια κλάση. Αυτή διαφέρει στο ότι σώζει και τις τιμές Χ (τιμές χρόνου <text:s/></text:span><text:span text:style-name="T8">1,2,3,4,5…..</text:span><text:span text:style-name="T1">) σε έναν μονοδιάστατο πίνακα όπου οι περιττές τιμές είναι οι Χ και οι άρτιες οι Υ , οπότε και ο πίνακας είναι διπλάσιος.Επίσης το xreadfile επιστρέφει την μεγαλύτερη τιμή του αρχείου για το </text:span>padding<text:span text:style-name="T1"> και το μέγεθος του μεγαλύτερου διανύσματος.</text:span><text:span text:style-name="T2"> Για το hashing καλέι μια συνάρτηση </text:span><text:span text:style-name="T15">makegrid </text:span><text:span text:style-name="T2">η οποία μέσω ενός τύπου υπολογίζει που θα γινει </text:span><text:span text:style-name="T15">snapping </text:span><text:span text:style-name="T2">, το δέλτα το υπολογίζω εγώ αλλά επίσης μπορεί να δωθεί και από τη γραμμή εντολων, το </text:span><text:span text:style-name="T15">M </text:span><text:span text:style-name="T2">για το </text:span><text:span text:style-name="T15">padding </text:span><text:span text:style-name="T2">το παίρνω από την <text:s/></text:span>xreadfile. <text:span text:style-name="T3">Αφού γίνει το snapping, καλείτε η </text:span><text:span text:style-name="T29">ghashfunction </text:span><text:span text:style-name="T3">,που εκτελεί τη διαδικασία του lsh όπως στη προηγούμενη εργασία για να βρεί σε ποιό bucket ανοίκει στον πίνακα κατακερματισμού.</text:span></text:p>
      <text:p text:style-name="P6"><text:span text:style-name="T3">Υ</text:span><text:span text:style-name="T1">πολογίζω εδώ όλες τις αποστάσεις με τη μία και τις σώζω σε έναν πίνακα για να τις έχω έτοιμες όταν κάνω τις συγκρίσεις μέσα στον πίνακα κατακερματισμου, η συνάρτηση του </text:span>frechetdistance <text:span text:style-name="T1">είναι πολύ αργή και γι αυτό σώζεται πολυς χρόνος αν κάνω από μία φορά κάθε σύγκριση, οι συναρτήσεις για </text:span><text:span text:style-name="T5">να τα κάνω όποτε το πρόγραμμα το ζητάει και να μην τα σώσω σε έναν πίνακα υπάρχουν και μπορώ να αλλάξω εύκολα το πρόγραμμα να λείτουργεί έτσι.Για να βρω το </text:span><text:span text:style-name="T30">frechetdistance</text:span><text:span text:style-name="T5"> φτιάχνω έναν δισδιάστατο πίνακα και τον φτιάχνω όπως υπέδειξε η θεωρία , είτε σώζω την ευκλείδια απόσταση των δύο σημείων του δυσδιαστατου χώρου ή παίρνω τη μέγιστη τιμή των προηγούμενων. Και όταν φτιάξω όλον τον πίνακα ξεκινάω από τη κορυφή του και πηγαίνω αριστερά,κάτω ή διαγώνια ακολουθώντας τη μικρότερη διαδρομή </text:span><text:span text:style-name="T6">και εντομεταξύ κρατάω τον μεγαλύτερο αριθμό που βρίσκω και αυτός είναι η απόσταση.</text:span></text:p>
      <text:p text:style-name="P7"><text:span text:style-name="T1">Μετά παίρνω κάθε </text:span>query<text:span text:style-name="T1"> curve array , βρίσκω τη θέση του στο hashtable με το snapping και ghashfunction. Όταν βρώ το bucket βρίσκω τους </text:span>nearest neighbours<text:span text:style-name="T1"> πρώτα ψάχνωντας τα IDs και ελέγχωντας αν μετά το </text:span>snapping<text:span text:style-name="T1"> βγαίνουν τα ίδια διανύσματα. Μετά αν δε βρώ όσα θέλω, ψάχνω όλα τα διανύσματα του bucket και εδώ χρησιμοποιώ τον πινακα των αποστάσεων που υπολόγισα προηγουμένως. </text:span><text:span text:style-name="T7">Η συνάρτηση </text:span><text:span text:style-name="T31">nearestneighbours </text:span><text:span text:style-name="T7">είναι ίδια με τη προηγούμενη άσκηση. Στη συνέχεια τα τυπώνω στο output αρχείο και βρίσκω και τα </text:span><text:span text:style-name="T31">in range αντικείμενα</text:span><text:span text:style-name="T7"> όπως στη προηγούμενη άσκηση χρησιμοποιώντας τον πίνακα με τις frechet αποστάσεις.</text:span></text:p>
      <text:p text:style-name="P16">Η lsh_frechet τρέχει αργά επειδή αργουν οι υπολογισμοί των frechet αποστάσεων.</text:p>
      <text:p text:style-name="P16"/>
      <text:p text:style-name="P13"><text:span text:style-name="T23">Η clustering καλεί την readfile αν -update=Mean_Vector, xreadfile <text:s/>αν -update = Mean_Frechet. Η </text:span><text:span text:style-name="T16">kmeansplusplus </text:span><text:span text:style-name="T23">είναι ίδια με τη προηγούμενη άσκηση. Τα βήματα για την frechet μέθοδο είναι παρόμοια με </text:span><text:span text:style-name="T24">τη πρώτη εργασία αλλά, κάνω </text:span><text:span text:style-name="T17">frechetdistance </text:span><text:span text:style-name="T24">όπου έκανα ευκλείδια απόσταση και για να βρώ τα νέα κεντροειδή χρησιμοποιώ την </text:span><text:span text:style-name="T17">meancurve.</text:span><text:span text:style-name="T24"> Ξεκινάει απο τη</text:span><text:span text:style-name="T17"> newmeancurve </text:span><text:span text:style-name="T25">καλεί για κάθε κεντροειδές καλεί μια συνάρτηση </text:span><text:span text:style-name="T18">createbtree </text:span><text:span text:style-name="T25">η οποία επιστρέφει ένα καινούργιο float πινακα (κεντροειδές). Η createbtee </text:span><text:soft-page-break/><text:span text:style-name="T25">είναι ανδρομική συνάρτηση , καλείτε από τον εαυτό της δύο φορές , μία για το δεξιό και μια για το αριστερό κλαδί του “δέντρου”. Όταν φτάσει στο φύλλο , που ξέρω ότι ο κόμβος είναι φύλλο επειδή κρατάω το βάθος του δέντρου σε κάθε αναδρομική κλήση, παίρνω το πρώτο όνομα που είναι αναθετημένο στη συστάδα που φτιάχνω, βρίσκω τη θέση του στον πίνακα που έχω σώσει τα curves </text:span><text:span text:style-name="T26">με τη συνάρτηση </text:span><text:span text:style-name="T19">finddatapos </text:span><text:span text:style-name="T26">και έτσι παίρνω το διάνυσμα του και το επιστρέφω, </text:span><text:span text:style-name="T27">επίσης διαγράφω το όνομα από τον πίνακα για να μην πάρω το ίδιο όνομα απο τον πινακα στο επόμενο φύλλο</text:span><text:span text:style-name="T26">. Σε κάθε κόμβο του “δέντρου” όταν παιρνω και το δεξι και αριστερό διάνυσμα καλώ την </text:span><text:span text:style-name="T19">meancurve </text:span><text:span text:style-name="T26">η οποία φτιάχνει τον </text:span><text:span text:style-name="T19">frechetdistance</text:span><text:span text:style-name="T26"> πίνακα και μέσω αυτού βρίσκει το καλύτερο “μονοπάτι” μεταξύ των δύο curves </text:span><text:span text:style-name="T27">και βρίσκει το μέσο curve αυτών των σημείων. Στο τέλος προσέχω το νέο κεντροειδές που βρήκα να μην ξεπερνάει σε μεγεθος τα υπόλοιπα διανυσματα/curves ή να έχει το μέσο μήκος τους διαγράφοντας στοιχεία αν είναι πολύ μεγάλο (δοκίμασα και </text:span><text:span text:style-name="T20">filtering </text:span><text:span text:style-name="T27">αλλά διέγραφε πάρα πολλά στοιχεία) και </text:span><text:span text:style-name="T20">padding</text:span><text:span text:style-name="T27"> αν είναι πολύ μικρό. </text:span><text:span text:style-name="T28">Στο τέλος ελέγχω αν τα κεντροειδή είναι ίδια με τα προηγούμενα που βρήκα και αν είναι τότε τελειώνω το πρόγραμμα και τα τυπώνω στο output.</text:span></text:p>
      <text:p text:style-name="P22"/>
      <text:p text:style-name="P17">Αυτά τα έκανα στο τέλος , ήμουν πολύ κουρασμένος και δεν έχω πολύ χρόνο και δύναμη για να λύσω κάποια bug θέματα που έχουν. </text:p>
      <text:p text:style-name="P9"><text:span text:style-name="T13">Loyd_Frechet. </text:span><text:span text:style-name="T10">Αυτό δε κάνει καλό clusterıng μαζεύει όλα τα ονόματα σε ένα cluster.</text:span></text:p>
      <text:p text:style-name="P10"><text:span text:style-name="T1">Και το </text:span><text:span text:style-name="T11">LSH_Frechet </text:span><text:span text:style-name="T1">τρέχει σε ατέρμονους βρόχους επειδή το</text:span><text:span text:style-name="T11"> rangesearch</text:span><text:span text:style-name="T1"> δε βρίσκει κανένα curve. Αυτο μπορέι να είναι και το θέμα του lsh που κάποιες φορές δε φτιάχνει καλά το hashtable.</text:span><text:span text:style-name="T11"> </text:span></text:p>
      <text:p text:style-name="P23"/>
      <text:p text:style-name="P26">2.Kατάλογος αρχείων</text:p>
      <text:p text:style-name="P26"/>
      <text:p text:style-name="P19">lsh.cpp <text:s text:c="33"/>(main)</text:p>
      <text:p text:style-name="P19">clusteringfrechetmain.cpp <text:s text:c="3"/>(main)</text:p>
      <text:p text:style-name="P19">class.cpp/h <text:s text:c="27"/>(hashtable)</text:p>
      <text:p text:style-name="P19">cliUtils.cpp/h <text:s text:c="23"/>(arguments)</text:p>
      <text:p text:style-name="P19">clusteringfrechetfunctions.cpp/h <text:s text:c="3"/>(meancurve)</text:p>
      <text:p text:style-name="P19">clusteringfunctions.cpp/h</text:p>
      <text:p text:style-name="P19">datasetarray.cpp/h <text:s text:c="15"/></text:p>
      <text:p text:style-name="P19">frechetfunctions.cpp/h</text:p>
      <text:p text:style-name="P19">ghashfunction.cpp/h</text:p>
      <text:p text:style-name="P19">lshhelper.cpp/h</text:p>
      <text:p text:style-name="P19">cube.cpp</text:p>
      <text:p text:style-name="P19">cubehash.cpp/h</text:p>
      <text:p text:style-name="P19">hypercube<text:span text:style-name="T37">functions.cpp/h</text:span></text:p>
      <text:p text:style-name="P19"/>
      <text:p text:style-name="P19"/>
      <text:p text:style-name="P23"/>
      <text:p text:style-name="P14"><text:span text:style-name="T35">3</text:span><text:span text:style-name="T36">.Μεταγλώτιση </text:span><text:span text:style-name="T34">Kαι Χρήση Προγράμματος</text:span></text:p>
      <text:p text:style-name="P24"/>
      <text:p text:style-name="P11">Όπως πριν υπάρχει makefile, για τους nearestneighbours κάνεις την εντολή </text:p>
      <text:p text:style-name="P11">&gt;make lsh</text:p>
      <text:p text:style-name="P11">και για το clustering:</text:p>
      <text:p text:style-name="P11">&gt;make clustering</text:p>
      <text:p text:style-name="P21"><text:soft-page-break/>και &gt;make clean <text:span text:style-name="T38">για διαγραφή των object files</text:span></text:p>
      <text:p text:style-name="P11">το πργραμμα για το nearestneighbour λεγεται ./lsh και για το clustering ./clustering</text:p>
      <text:p text:style-name="P11">algorithm= “lsh” or “frechet”</text:p>
      <text:p text:style-name="P11">method= “lsh” or “loyd” or “LSH_Frechet”</text:p>
      <text:p text:style-name="P11">update=”Mean_Frechet” και για το Mean_Vector δεν υπάρχει περιορισμός το πρόγραμμα λαμβάνει υπόψη το update αν πατήσει ο χρήστης “Mean_Frechet”</text:p>
      <text:p text:style-name="P11">Κάποιες ενδεικτικές εντολές είναι οι εξής:</text:p>
      <text:p text:style-name="P11">./clustering -i nasd_input.csv -c cluster.conf -assignment loyd -o out.txt -update Mean_Frechet</text:p>
      <text:p text:style-name="P11"/>
      <text:p text:style-name="P14"><text:span text:style-name="T21">./lsh -i nasd_input.csv -q nasd_query.csv -o out.txt -algorithm frechet -metric </text:span><text:span text:style-name="T22">discrete</text:span></text:p>
      <text:p text:style-name="P18"/>
      <text:p text:style-name="P18">./clustering -i nasd_query.csv -c cluster.conf -assignment loyd -o out.txt -update Mean_Vector -silhouette</text:p>
      <text:p text:style-name="P18"/>
      <text:p text:style-name="P18"/>
      <text:p text:style-name="P18"/>
      <text:p text:style-name="P25">4.Στοιχεία φοιτητή</text:p>
      <text:p text:style-name="P3"/>
      <text:p text:style-name="P12">Χαράλαμπος Βασιλάκης</text:p>
      <text:p text:style-name="P12">Α.Μ.: 1115201500015</text:p>
      <text:p text:style-name="P12"/>
      <text:p text:style-name="P12">Η συνεργάτριά μου τα παρατησε και έφυγε, όχι ότι με βοήθαγε καθόλου ακόμα και στη πρώτη άσκηση.</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21:37:49.805043135</meta:creation-date>
    <dc:date>2021-12-20T12:37:09.652466509</dc:date>
    <meta:editing-duration>PT33M44S</meta:editing-duration>
    <meta:editing-cycles>6</meta:editing-cycles>
    <meta:generator>LibreOffice/6.4.7.2$Linux_X86_64 LibreOffice_project/40$Build-2</meta:generator>
    <meta:document-statistic meta:table-count="0" meta:image-count="0" meta:object-count="0" meta:page-count="4" meta:paragraph-count="51" meta:word-count="995" meta:character-count="6611" meta:non-whitespace-character-count="5555"/>
  </office:meta>
</office:document-meta>
</file>